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3.81cm" svg:height="1.27cm" svg:x="2.905cm" svg:y="1.635cm">
          <text:p text:style-name="P1"><text:span text:style-name="T1">Program 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3.81cm" svg:height="1.27cm" svg:x="2.905cm" svg:y="6.08cm">
          <text:p text:style-name="P2"><text:span text:style-name="T1">Main Men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6" draw:layer="layout" svg:width="5.08cm" svg:height="1.27cm" svg:x="2.27cm" svg:y="4.175cm">
          <text:p text:style-name="P2"><text:span text:style-name="T1">Data Loading</text:span></text:p>
          <text:p text:style-name="P2"><text:span text:style-name="T1">-Splash Screen-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4" draw:layer="layout" svg:width="2.54cm" svg:height="1.27cm" svg:x="3.54cm" svg:y="9.255cm">
          <text:p text:style-name="P2"><text:span text:style-name="T1">log in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draw:id="id2" draw:layer="layout" svg:width="3.175cm" svg:height="1.27cm" svg:x="9.255cm" svg:y="6.715cm">
          <text:p text:style-name="P2"><text:span text:style-name="T1">op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3" draw:layer="layout" svg:width="3.175cm" svg:height="1.27cm" svg:x="9.255cm" svg:y="9.255cm">
          <text:p text:style-name="P2"><text:span text:style-name="T1">ex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4.809cm" svg:y1="7.35cm" svg:x2="9.255cm" svg:y2="7.349cm" draw:start-shape="id1" draw:start-glue-point="6" draw:end-shape="id2" draw:end-glue-point="5" svg:d="m4809 7350c0 753 1588 627 2224 439s317-440 2222-440">
          <text:p/>
        </draw:connector>
        <draw:connector draw:style-name="gr2" draw:text-style-name="P2" draw:layer="layout" draw:type="curve" svg:x1="4.809cm" svg:y1="7.35cm" svg:x2="9.255cm" svg:y2="9.889cm" draw:start-shape="id1" draw:start-glue-point="6" draw:end-shape="id3" draw:end-glue-point="5" svg:d="m4809 7350c0 1693 1482 2539 4446 2539">
          <text:p/>
        </draw:connector>
        <draw:connector draw:style-name="gr2" draw:text-style-name="P2" draw:layer="layout" draw:type="curve" svg:x1="4.809cm" svg:y1="7.35cm" svg:x2="4.809cm" svg:y2="9.255cm" draw:start-shape="id1" draw:start-glue-point="6" draw:end-shape="id4" draw:end-glue-point="4" svg:d="m4809 7350v1905">
          <text:p/>
        </draw:connector>
        <draw:custom-shape draw:style-name="gr1" draw:text-style-name="P1" draw:id="id5" draw:layer="layout" svg:width="3.175cm" svg:height="1.27cm" svg:x="9.255cm" svg:y="4.175cm">
          <text:p text:style-name="P2"><text:span text:style-name="T1">Options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.43cm" svg:y1="7.349cm" svg:x2="9.255cm" svg:y2="4.81cm" draw:start-shape="id2" draw:start-glue-point="7" draw:end-shape="id5" draw:end-glue-point="3" svg:d="m12430 7349c751 0 501-1268-1588-1268s-2340-1271-1587-1271">
          <text:p/>
        </draw:connector>
        <draw:connector draw:style-name="gr2" draw:text-style-name="P2" draw:layer="layout" draw:type="curve" svg:x1="4.809cm" svg:y1="5.445cm" svg:x2="4.809cm" svg:y2="6.08cm" draw:start-shape="id6" draw:start-glue-point="8" draw:end-shape="id1" draw:end-glue-point="4" svg:d="m4809 5445v635">
          <text:p/>
        </draw:connector>
        <draw:connector draw:style-name="gr2" draw:text-style-name="P2" draw:layer="layout" draw:type="curve" svg:x1="4.809cm" svg:y1="2.905cm" svg:x2="4.809cm" svg:y2="4.175cm" draw:start-shape="id7" draw:start-glue-point="6" draw:end-shape="id6" draw:end-glue-point="5" svg:d="m4809 2905v1270">
          <text:p/>
        </draw:connector>
        <draw:custom-shape draw:style-name="gr1" draw:text-style-name="P1" draw:id="id8" draw:layer="layout" svg:width="4.445cm" svg:height="1.27cm" svg:x="13.7cm" svg:y="4.175cm">
          <text:p text:style-name="P2"><text:span text:style-name="T1">change op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12.43cm" svg:y1="4.81cm" svg:x2="15.922cm" svg:y2="4.175cm" draw:start-shape="id5" draw:start-glue-point="1" draw:end-shape="id8" draw:end-glue-point="4" svg:d="m12430 4810c952 0 793-568 1428-915s2064-471 2064 280">
          <text:p/>
        </draw:connector>
        <draw:connector draw:style-name="gr2" draw:text-style-name="P2" draw:layer="layout" draw:type="curve" svg:x1="15.922cm" svg:y1="5.445cm" svg:x2="10.842cm" svg:y2="5.445cm" draw:start-shape="id8" draw:start-glue-point="6" draw:end-shape="id5" draw:end-glue-point="2" svg:d="m15922 5445c0 753-5080 753-5080 0">
          <text:p/>
        </draw:connector>
        <draw:custom-shape draw:style-name="gr1" draw:text-style-name="P1" draw:id="id10" draw:layer="layout" svg:width="3.81cm" svg:height="1.27cm" svg:x="14.335cm" svg:y="6.715cm">
          <text:p text:style-name="P1"><text:span text:style-name="T1">Program 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9" draw:layer="layout" svg:width="5.08cm" svg:height="1.27cm" svg:x="13.7cm" svg:y="9.255cm">
          <text:p text:style-name="P2"><text:span text:style-name="T1">Data Unloadi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curve" svg:x1="12.43cm" svg:y1="9.889cm" svg:x2="14.207cm" svg:y2="9.889cm" draw:start-shape="id3" draw:start-glue-point="7" draw:end-shape="id9" draw:end-glue-point="6" svg:d="m12430 9889h1777">
          <text:p/>
        </draw:connector>
        <draw:connector draw:style-name="gr2" draw:text-style-name="P2" draw:layer="layout" draw:type="curve" svg:x1="16.239cm" svg:y1="9.255cm" svg:x2="16.239cm" svg:y2="7.985cm" draw:start-shape="id9" draw:start-glue-point="5" draw:end-shape="id10" draw:end-glue-point="6" svg:d="m16239 9255v-1270">
          <text:p/>
        </draw:connector>
        <draw:custom-shape draw:style-name="gr1" draw:text-style-name="P1" draw:id="id11" draw:layer="layout" svg:width="4.445cm" svg:height="1.27cm" svg:x="8.62cm" svg:y="1.635cm">
          <text:p text:style-name="P2"><text:span text:style-name="T1">back to ma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10.842cm" svg:y1="4.175cm" svg:x2="10.842cm" svg:y2="2.905cm" draw:start-shape="id5" draw:start-glue-point="0" draw:end-shape="id11" draw:end-glue-point="6" svg:d="m10842 4175v-1270">
          <text:p/>
        </draw:connector>
        <draw:connector draw:style-name="gr2" draw:text-style-name="P2" draw:layer="layout" draw:type="curve" svg:x1="8.62cm" svg:y1="2.269cm" svg:x2="6.715cm" svg:y2="6.714cm" draw:start-shape="id11" draw:start-glue-point="5" draw:end-shape="id1" draw:end-glue-point="7" svg:d="m8620 2269c-1428 0-476 4445-1905 4445">
          <text:p/>
        </draw:connector>
        <draw:custom-shape draw:style-name="gr1" draw:text-style-name="P1" draw:id="id12" draw:layer="layout" svg:width="5.08cm" svg:height="1.27cm" svg:x="2.27cm" svg:y="11.795cm">
          <text:p text:style-name="P2"><text:span text:style-name="T1">server respond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2" draw:layer="layout" draw:type="curve" svg:x1="4.809cm" svg:y1="10.525cm" svg:x2="4.809cm" svg:y2="11.795cm" draw:start-shape="id4" draw:start-glue-point="6" draw:end-shape="id12" draw:end-glue-point="5" svg:d="m4809 10525v1270">
          <text:p/>
        </draw:connector>
        <draw:custom-shape draw:style-name="gr1" draw:text-style-name="P1" draw:id="id13" draw:layer="layout" svg:width="2.54cm" svg:height="1.27cm" svg:x="3.54cm" svg:y="14.335cm">
          <text:p text:style-name="P2"><text:span text:style-name="T1">fai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draw:line-skew="-0.36cm" svg:x1="3.54cm" svg:y1="14.969cm" svg:x2="2.905cm" svg:y2="6.714cm" draw:start-shape="id13" draw:start-glue-point="5" draw:end-shape="id1" draw:end-glue-point="5" svg:d="m3540 14969c-2244 0-1926-8255-635-8255">
          <text:p/>
        </draw:connector>
        <draw:custom-shape draw:style-name="gr1" draw:text-style-name="P1" draw:id="id14" draw:layer="layout" svg:width="2.54cm" svg:height="1.27cm" svg:x="7.985cm" svg:y="11.795cm">
          <text:p text:style-name="P2"><text:span text:style-name="T1">succe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4.809cm" svg:y1="13.065cm" svg:x2="4.809cm" svg:y2="14.335cm" draw:start-shape="id12" draw:start-glue-point="8" draw:end-shape="id13" draw:end-glue-point="4" svg:d="m4809 13065v1270">
          <text:p/>
        </draw:connector>
        <draw:connector draw:style-name="gr2" draw:text-style-name="P2" draw:layer="layout" draw:type="curve" svg:x1="6.831cm" svg:y1="12.429cm" svg:x2="7.985cm" svg:y2="12.429cm" draw:start-shape="id12" draw:start-glue-point="9" draw:end-shape="id14" draw:end-glue-point="5" svg:d="m6831 12429h1154">
          <text:p/>
        </draw:connector>
        <draw:custom-shape draw:style-name="gr1" draw:text-style-name="P1" draw:id="id15" draw:layer="layout" svg:width="3.81cm" svg:height="1.27cm" svg:x="7.35cm" svg:y="14.335cm">
          <text:p text:style-name="P2"><text:span text:style-name="T1">Global View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svg:x1="9.255cm" svg:y1="13.065cm" svg:x2="9.255cm" svg:y2="14.335cm" draw:start-shape="id14" draw:end-shape="id15" svg:d="m9255 13065v1270">
          <text:p/>
        </draw:connector>
        <draw:custom-shape draw:style-name="gr1" draw:text-style-name="P1" draw:id="id16" draw:layer="layout" svg:width="2.54cm" svg:height="1.27cm" svg:x="3.54cm" svg:y="16.24cm">
          <text:p text:style-name="P2"><text:span text:style-name="T1">ex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7.35cm" svg:y1="14.969cm" svg:x2="6.08cm" svg:y2="16.874cm" draw:start-shape="id15" draw:start-glue-point="5" draw:end-shape="id16" draw:end-glue-point="7" svg:d="m7350 14969c-951 0-316 1905-1270 1905">
          <text:p/>
        </draw:connector>
        <draw:connector draw:style-name="gr2" draw:text-style-name="P2" draw:layer="layout" draw:type="curve" draw:line-skew="-0.358cm" svg:x1="3.54cm" svg:y1="16.874cm" svg:x2="2.905cm" svg:y2="6.715cm" draw:start-shape="id16" draw:start-glue-point="5" draw:end-shape="id1" svg:d="m3540 16874c-2241 0-1923-10159-635-10159">
          <text:p/>
        </draw:connector>
        <draw:custom-shape draw:style-name="gr1" draw:text-style-name="P1" draw:id="id17" draw:layer="layout" svg:width="3.81cm" svg:height="1.27cm" svg:x="9.255cm" svg:y="16.875cm">
          <text:p text:style-name="P2"><text:span text:style-name="T1">quick match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2" draw:layer="layout" draw:type="curve" svg:x1="11.16cm" svg:y1="14.969cm" svg:x2="11.159cm" svg:y2="16.875cm" draw:start-shape="id15" draw:start-glue-point="7" draw:end-shape="id17" draw:end-glue-point="4" svg:d="m11160 14969c753 0 627 636 439 875s-440 80-440 1031">
          <text:p/>
        </draw:connector>
        <draw:custom-shape draw:style-name="gr1" draw:text-style-name="P1" draw:id="id18" draw:layer="layout" svg:width="3.81cm" svg:height="1.27cm" svg:x="13.7cm" svg:y="11.795cm">
          <text:p text:style-name="P2"><text:span text:style-name="T1">server li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11.16cm" svg:y1="14.969cm" svg:x2="13.7cm" svg:y2="12.429cm" draw:start-shape="id15" draw:start-glue-point="7" draw:end-shape="id18" draw:end-glue-point="5" svg:d="m11160 14969c1906 0 637-2540 2540-2540">
          <text:p/>
        </draw:connector>
        <draw:custom-shape draw:style-name="gr1" draw:text-style-name="P1" draw:id="id19" draw:layer="layout" svg:width="3.81cm" svg:height="1.27cm" svg:x="13.7cm" svg:y="14.335cm">
          <text:p text:style-name="P2"><text:span text:style-name="T1">Server 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20" draw:layer="layout" svg:width="3.81cm" svg:height="1.27cm" svg:x="13.7cm" svg:y="16.875cm">
          <text:p text:style-name="P2"><text:span text:style-name="T1">join serv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15.604cm" svg:y1="15.605cm" svg:x2="15.604cm" svg:y2="16.875cm" draw:start-shape="id19" draw:start-glue-point="6" draw:end-shape="id20" draw:end-glue-point="4" svg:d="m15604 15605v1270">
          <text:p/>
        </draw:connector>
        <draw:custom-shape draw:style-name="gr1" draw:text-style-name="P1" draw:id="id21" draw:layer="layout" svg:width="3.81cm" svg:height="1.27cm" svg:x="13.7cm" svg:y="19.415cm">
          <text:p text:style-name="P2"><text:span text:style-name="T1">Battle Loading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2" draw:layer="layout" draw:type="curve" svg:x1="11.159cm" svg:y1="18.145cm" svg:x2="15.604cm" svg:y2="19.415cm" draw:start-shape="id17" draw:start-glue-point="6" draw:end-shape="id21" draw:end-glue-point="5" svg:d="m11159 18145c0 954 4445 319 4445 1270">
          <text:p/>
        </draw:connector>
        <draw:connector draw:style-name="gr2" draw:text-style-name="P2" draw:layer="layout" draw:type="curve" svg:x1="17.51cm" svg:y1="17.509cm" svg:x2="17.12cm" svg:y2="20.049cm" draw:start-shape="id20" draw:start-glue-point="7" draw:end-shape="id21" draw:end-glue-point="9" svg:d="m17510 17509c753 0 948 2540-390 2540">
          <text:p/>
        </draw:connector>
        <draw:custom-shape draw:style-name="gr1" draw:text-style-name="P1" draw:id="id22" draw:layer="layout" svg:width="3.81cm" svg:height="1.27cm" svg:x="9.255cm" svg:y="19.415cm">
          <text:p text:style-name="P2"><text:span text:style-name="T1">Batt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svg:x1="14.08cm" svg:y1="20.049cm" svg:x2="13.065cm" svg:y2="20.049cm" draw:start-shape="id21" draw:start-glue-point="6" draw:end-shape="id22" draw:end-glue-point="7" svg:d="m14080 20049h-1015">
          <text:p/>
        </draw:connector>
        <draw:custom-shape draw:style-name="gr1" draw:text-style-name="P1" draw:id="id23" draw:layer="layout" svg:width="3.175cm" svg:height="1.27cm" svg:x="4.81cm" svg:y="21.955cm">
          <text:p text:style-name="P2"><text:span text:style-name="T1">ex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curve" svg:x1="9.255cm" svg:y1="20.049cm" svg:x2="7.985cm" svg:y2="22.589cm" draw:start-shape="id22" draw:start-glue-point="5" draw:end-shape="id23" draw:end-glue-point="7" svg:d="m9255 20049c-952 0-318 2540-1270 2540">
          <text:p/>
        </draw:connector>
        <draw:custom-shape draw:style-name="gr1" draw:text-style-name="P1" draw:id="id24" draw:layer="layout" svg:width="4.445cm" svg:height="1.27cm" svg:x="4.175cm" svg:y="18.78cm">
          <text:p text:style-name="P2"><text:span text:style-name="T1">Battle Unloading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2" draw:text-style-name="P2" draw:layer="layout" draw:type="curve" svg:x1="6.397cm" svg:y1="21.955cm" svg:x2="6.397cm" svg:y2="20.05cm" draw:start-shape="id23" draw:start-glue-point="4" draw:end-shape="id24" draw:end-glue-point="8" svg:d="m6397 21955v-1905">
          <text:p/>
        </draw:connector>
        <draw:connector draw:style-name="gr2" draw:text-style-name="P2" draw:layer="layout" draw:type="curve" svg:x1="6.397cm" svg:y1="18.78cm" svg:x2="9.254cm" svg:y2="15.605cm" draw:start-shape="id24" draw:start-glue-point="5" draw:end-shape="id15" draw:end-glue-point="6" svg:d="m6397 18780c0-2380 2857-793 2857-3175">
          <text:p/>
        </draw:connector>
        <draw:connector draw:style-name="gr2" draw:text-style-name="P2" draw:layer="layout" draw:type="curve" svg:x1="15.604cm" svg:y1="13.065cm" svg:x2="15.604cm" svg:y2="14.335cm" draw:start-shape="id18" draw:start-glue-point="6" draw:end-shape="id19" draw:end-glue-point="4" svg:d="m15604 13065v1270">
          <text:p/>
        </draw:connector>
        <draw:custom-shape draw:style-name="gr1" draw:text-style-name="P1" draw:id="id25" draw:layer="layout" svg:width="3.81cm" svg:height="1.27cm" svg:x="9.255cm" svg:y="21.955cm">
          <text:p text:style-name="P2"><text:span text:style-name="T1">battle comple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1.159cm" svg:y1="20.685cm" svg:x2="11.159cm" svg:y2="21.955cm" draw:start-shape="id22" draw:start-glue-point="6" draw:end-shape="id25" draw:end-glue-point="4" svg:d="m11159 20685v1270">
          <text:p/>
        </draw:connector>
        <draw:custom-shape draw:style-name="gr1" draw:text-style-name="P1" draw:id="id26" draw:layer="layout" svg:width="3.81cm" svg:height="1.27cm" svg:x="9.255cm" svg:y="24.495cm">
          <text:p text:style-name="P2"><text:span text:style-name="T1">battle statistic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draw:type="curve" svg:x1="11.159cm" svg:y1="23.225cm" svg:x2="11.159cm" svg:y2="24.495cm" draw:start-shape="id25" draw:start-glue-point="6" draw:end-shape="id26" draw:end-glue-point="4" svg:d="m11159 23225v1270">
          <text:p/>
        </draw:connector>
        <draw:connector draw:style-name="gr2" draw:text-style-name="P2" draw:layer="layout" draw:type="curve" svg:x1="9.255cm" svg:y1="25.129cm" svg:x2="6.397cm" svg:y2="23.225cm" draw:start-shape="id26" draw:start-glue-point="5" draw:end-shape="id23" draw:end-glue-point="6" svg:d="m9255 25129c-1906 0-2858-634-2858-19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rew Banyai</meta:initial-creator>
    <meta:creation-date>2009-07-03T20:45:46.42</meta:creation-date>
    <dc:date>2009-07-03T21:29:47.42</dc:date>
    <dc:creator>Drew Banyai</dc:creator>
    <meta:editing-duration>PT00H44M10S</meta:editing-duration>
    <meta:editing-cycles>2</meta:editing-cycles>
    <meta:generator>OpenOffice.org/3.1$Win32 OpenOffice.org_project/310m11$Build-9399</meta:generator>
    <meta:document-statistic meta:object-count="58"/>
  </office:meta>
</office:document-meta>
</file>